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WebApplicationContext.setServletConfig( @ Nullable ServletConfig servlet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WebApplicationContext.setConfigLocation( String config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setNamespace( @ Nullable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WebApplicationContext.creat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getResourcePatter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initProperty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WebApplicationContext.on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getResourceBy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WebApplicationContext.setConfigLocations( String ... config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StaticWeb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getTheme( String them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cWebApplicationContext.setServletContext( @ Nullable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WebApplicationContext.postProcessBean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WebApplicationContext.getConfi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